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iemocap_5la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79783352464658" calcext:value-type="float">
            <text:p>0.279783352464658</text:p>
          </table:table-cell>
          <table:table-cell office:value-type="float" office:value="0.589829065846698" calcext:value-type="float">
            <text:p>0.589829065846698</text:p>
          </table:table-cell>
          <table:table-cell office:value-type="float" office:value="0.443688620392004" calcext:value-type="float">
            <text:p>0.443688620392004</text:p>
          </table:table-cell>
          <table:table-cell table:formula="of:=AVERAGE([.C1:.E1])" office:value-type="float" office:value="0.43776701290112" calcext:value-type="float">
            <text:p>0.437767012901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75301026770089" calcext:value-type="float">
            <text:p>0.275301026770089</text:p>
          </table:table-cell>
          <table:table-cell office:value-type="float" office:value="0.587506009522737" calcext:value-type="float">
            <text:p>0.587506009522737</text:p>
          </table:table-cell>
          <table:table-cell office:value-type="float" office:value="0.439202135363726" calcext:value-type="float">
            <text:p>0.439202135363726</text:p>
          </table:table-cell>
          <table:table-cell table:formula="of:=AVERAGE([.C2:.E2])" office:value-type="float" office:value="0.434003057218851" calcext:value-type="float">
            <text:p>0.4340030572188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279020912551569" calcext:value-type="float">
            <text:p>0.279020912551569</text:p>
          </table:table-cell>
          <table:table-cell office:value-type="float" office:value="0.588289044208496" calcext:value-type="float">
            <text:p>0.588289044208496</text:p>
          </table:table-cell>
          <table:table-cell office:value-type="float" office:value="0.441451284843855" calcext:value-type="float">
            <text:p>0.441451284843855</text:p>
          </table:table-cell>
          <table:table-cell table:formula="of:=AVERAGE([.C3:.E3])" office:value-type="float" office:value="0.436253747201307" calcext:value-type="float">
            <text:p>0.4362537472013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27140558290423" calcext:value-type="float">
            <text:p>0.27140558290423</text:p>
          </table:table-cell>
          <table:table-cell office:value-type="float" office:value="0.566084828001818" calcext:value-type="float">
            <text:p>0.566084828001818</text:p>
          </table:table-cell>
          <table:table-cell office:value-type="float" office:value="0.41874797673037" calcext:value-type="float">
            <text:p>0.41874797673037</text:p>
          </table:table-cell>
          <table:table-cell table:formula="of:=AVERAGE([.C4:.E4])" office:value-type="float" office:value="0.418746129212139" calcext:value-type="float">
            <text:p>0.4187461292121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78783858487711" calcext:value-type="float">
            <text:p>0.278783858487711</text:p>
          </table:table-cell>
          <table:table-cell office:value-type="float" office:value="0.587841275455787" calcext:value-type="float">
            <text:p>0.587841275455787</text:p>
          </table:table-cell>
          <table:table-cell office:value-type="float" office:value="0.440705521668893" calcext:value-type="float">
            <text:p>0.440705521668893</text:p>
          </table:table-cell>
          <table:table-cell table:formula="of:=AVERAGE([.C5:.E5])" office:value-type="float" office:value="0.43577688520413" calcext:value-type="float">
            <text:p>0.435776885204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.265552882886772" calcext:value-type="float">
            <text:p>0.265552882886772</text:p>
          </table:table-cell>
          <table:table-cell office:value-type="float" office:value="0.566420858540468" calcext:value-type="float">
            <text:p>0.566420858540468</text:p>
          </table:table-cell>
          <table:table-cell office:value-type="float" office:value="0.416449869837175" calcext:value-type="float">
            <text:p>0.416449869837175</text:p>
          </table:table-cell>
          <table:table-cell table:formula="of:=AVERAGE([.C6:.E6])" office:value-type="float" office:value="0.416141203754805" calcext:value-type="float">
            <text:p>0.4161412037548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271977457974753" calcext:value-type="float">
            <text:p>0.271977457974753</text:p>
          </table:table-cell>
          <table:table-cell office:value-type="float" office:value="0.565974062246751" calcext:value-type="float">
            <text:p>0.565974062246751</text:p>
          </table:table-cell>
          <table:table-cell office:value-type="float" office:value="0.418214545877239" calcext:value-type="float">
            <text:p>0.418214545877239</text:p>
          </table:table-cell>
          <table:table-cell table:formula="of:=AVERAGE([.C7:.E7])" office:value-type="float" office:value="0.418722022032914" calcext:value-type="float">
            <text:p>0.4187220220329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280055297102151" calcext:value-type="float">
            <text:p>0.280055297102151</text:p>
          </table:table-cell>
          <table:table-cell office:value-type="float" office:value="0.588243854291112" calcext:value-type="float">
            <text:p>0.588243854291112</text:p>
          </table:table-cell>
          <table:table-cell office:value-type="float" office:value="0.441769074113742" calcext:value-type="float">
            <text:p>0.441769074113742</text:p>
          </table:table-cell>
          <table:table-cell table:formula="of:=AVERAGE([.C8:.E8])" office:value-type="float" office:value="0.436689408502335" calcext:value-type="float">
            <text:p>0.4366894085023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277724024431788" calcext:value-type="float">
            <text:p>0.277724024431788</text:p>
          </table:table-cell>
          <table:table-cell office:value-type="float" office:value="0.588675631423931" calcext:value-type="float">
            <text:p>0.588675631423931</text:p>
          </table:table-cell>
          <table:table-cell office:value-type="float" office:value="0.44310468063238" calcext:value-type="float">
            <text:p>0.44310468063238</text:p>
          </table:table-cell>
          <table:table-cell table:formula="of:=AVERAGE([.C9:.E9])" office:value-type="float" office:value="0.436501445496033" calcext:value-type="float">
            <text:p>0.4365014454960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271620977535662" calcext:value-type="float">
            <text:p>0.271620977535662</text:p>
          </table:table-cell>
          <table:table-cell office:value-type="float" office:value="0.567118467413747" calcext:value-type="float">
            <text:p>0.567118467413747</text:p>
          </table:table-cell>
          <table:table-cell office:value-type="float" office:value="0.420164737077887" calcext:value-type="float">
            <text:p>0.420164737077887</text:p>
          </table:table-cell>
          <table:table-cell table:formula="of:=AVERAGE([.C10:.E10])" office:value-type="float" office:value="0.419634727342432" calcext:value-type="float">
            <text:p>0.4196347273424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.277944523893563" calcext:value-type="float">
            <text:p>0.277944523893563</text:p>
          </table:table-cell>
          <table:table-cell office:value-type="float" office:value="0.586935308681573" calcext:value-type="float">
            <text:p>0.586935308681573</text:p>
          </table:table-cell>
          <table:table-cell office:value-type="float" office:value="0.439824118246144" calcext:value-type="float">
            <text:p>0.439824118246144</text:p>
          </table:table-cell>
          <table:table-cell table:formula="of:=AVERAGE([.C11:.E11])" office:value-type="float" office:value="0.434901316940427" calcext:value-type="float">
            <text:p>0.4349013169404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.275531680851817" calcext:value-type="float">
            <text:p>0.275531680851817</text:p>
          </table:table-cell>
          <table:table-cell office:value-type="float" office:value="0.586833883734986" calcext:value-type="float">
            <text:p>0.586833883734986</text:p>
          </table:table-cell>
          <table:table-cell office:value-type="float" office:value="0.441372175530316" calcext:value-type="float">
            <text:p>0.441372175530316</text:p>
          </table:table-cell>
          <table:table-cell table:formula="of:=AVERAGE([.C12:.E12])" office:value-type="float" office:value="0.434579246705706" calcext:value-type="float">
            <text:p>0.4345792467057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283148702308985" calcext:value-type="float">
            <text:p>0.283148702308985</text:p>
          </table:table-cell>
          <table:table-cell office:value-type="float" office:value="0.589767653338076" calcext:value-type="float">
            <text:p>0.589767653338076</text:p>
          </table:table-cell>
          <table:table-cell office:value-type="float" office:value="0.442689457461476" calcext:value-type="float">
            <text:p>0.442689457461476</text:p>
          </table:table-cell>
          <table:table-cell table:formula="of:=AVERAGE([.C13:.E13])" office:value-type="float" office:value="0.438535271036179" calcext:value-type="float">
            <text:p>0.4385352710361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26897976759033" calcext:value-type="float">
            <text:p>0.26897976759033</text:p>
          </table:table-cell>
          <table:table-cell office:value-type="float" office:value="0.559314766470502" calcext:value-type="float">
            <text:p>0.559314766470502</text:p>
          </table:table-cell>
          <table:table-cell office:value-type="float" office:value="0.414548424016195" calcext:value-type="float">
            <text:p>0.414548424016195</text:p>
          </table:table-cell>
          <table:table-cell table:formula="of:=AVERAGE([.C14:.E14])" office:value-type="float" office:value="0.414280986025676" calcext:value-type="float">
            <text:p>0.4142809860256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270099403550629" calcext:value-type="float">
            <text:p>0.270099403550629</text:p>
          </table:table-cell>
          <table:table-cell office:value-type="float" office:value="0.559873354495176" calcext:value-type="float">
            <text:p>0.559873354495176</text:p>
          </table:table-cell>
          <table:table-cell office:value-type="float" office:value="0.415992297680406" calcext:value-type="float">
            <text:p>0.415992297680406</text:p>
          </table:table-cell>
          <table:table-cell table:formula="of:=AVERAGE([.C15:.E15])" office:value-type="float" office:value="0.41532168524207" calcext:value-type="float">
            <text:p>0.415321685242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285404466817074" calcext:value-type="float">
            <text:p>0.285404466817074</text:p>
          </table:table-cell>
          <table:table-cell office:value-type="float" office:value="0.586116219743876" calcext:value-type="float">
            <text:p>0.586116219743876</text:p>
          </table:table-cell>
          <table:table-cell office:value-type="float" office:value="0.441446740078422" calcext:value-type="float">
            <text:p>0.441446740078422</text:p>
          </table:table-cell>
          <table:table-cell table:formula="of:=AVERAGE([.C16:.E16])" office:value-type="float" office:value="0.437655808879791" calcext:value-type="float">
            <text:p>0.4376558088797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288150933194987" calcext:value-type="float">
            <text:p>0.288150933194987</text:p>
          </table:table-cell>
          <table:table-cell office:value-type="float" office:value="0.584593171335122" calcext:value-type="float">
            <text:p>0.584593171335122</text:p>
          </table:table-cell>
          <table:table-cell office:value-type="float" office:value="0.440471829739953" calcext:value-type="float">
            <text:p>0.440471829739953</text:p>
          </table:table-cell>
          <table:table-cell table:formula="of:=AVERAGE([.C17:.E17])" office:value-type="float" office:value="0.437738644756687" calcext:value-type="float">
            <text:p>0.4377386447566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288765400293253" calcext:value-type="float">
            <text:p>0.288765400293253</text:p>
          </table:table-cell>
          <table:table-cell office:value-type="float" office:value="0.587914931661899" calcext:value-type="float">
            <text:p>0.587914931661899</text:p>
          </table:table-cell>
          <table:table-cell office:value-type="float" office:value="0.444917844345122" calcext:value-type="float">
            <text:p>0.444917844345122</text:p>
          </table:table-cell>
          <table:table-cell table:formula="of:=AVERAGE([.C18:.E18])" office:value-type="float" office:value="0.440532725433425" calcext:value-type="float">
            <text:p>0.440532725433425</text:p>
          </table:table-cell>
        </table:table-row>
      </table:table>
      <table:named-expressions/>
      <table:database-ranges>
        <table:database-range table:name="__Anonymous_Sheet_DB__0" table:target-range-address="result_iemocap_5lay.A1:result_iemocap_5lay.F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kaoGothic" style:language-asian="zxx" style:country-asian="none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23:19:44.953300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9-01T23:24:12.069136928</dc:date>
    <dc:creator>Bagus Tris Atmaja</dc:creator>
    <meta:editing-duration>PT6M4S</meta:editing-duration>
    <meta:editing-cycles>2</meta:editing-cycles>
    <meta:generator>LibreOffice/6.3.6.2$Linux_X86_64 LibreOffice_project/2196df99b074d8a661f4036fca8fa0cbfa33a497</meta:generator>
    <meta:document-statistic meta:table-count="1" meta:cell-count="108" meta:object-count="0"/>
  </office:meta>
</office:document-meta>
</file>